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T1" style:family="text">
      <style:text-properties officeooo:rsid="0011fe45"/>
    </style:style>
    <style:style style:name="T2" style:family="text">
      <style:text-properties officeooo:rsid="0016571f"/>
    </style:style>
    <style:style style:name="T3" style:family="text">
      <style:text-properties officeooo:rsid="001b9d61"/>
    </style:style>
    <style:style style:name="T4" style:family="text">
      <style:text-properties officeooo:rsid="001ee2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4" text:style-name="Internet_20_link" text:visited-style-name="Visited_20_Internet_20_Link">HTTPS://CODERPROG.COM/MASTERING-MICROCONTROLLER-DRIVER-DEV/</text:a><text:span text:style-name="T1">7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text:span text:style-name="T2">3de3</text:span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text:span text:style-name="T3">10de10</text:span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text:span text:style-name="T4">1de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2T16:14:20.500660339</dc:date>
    <meta:editing-duration>PT8M54S</meta:editing-duration>
    <meta:editing-cycles>25</meta:editing-cycles>
    <meta:document-statistic meta:table-count="0" meta:image-count="0" meta:object-count="0" meta:page-count="1" meta:paragraph-count="4" meta:word-count="4" meta:character-count="245" meta:non-whitespace-character-count="245"/>
  </office:meta>
</office:document-meta>
</file>